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2a7c" officeooo:paragraph-rsid="00192a7c"/>
    </style:style>
    <style:style style:name="P2" style:family="paragraph" style:parent-style-name="Standard">
      <style:paragraph-properties fo:text-align="center" style:justify-single-word="false"/>
      <style:text-properties officeooo:rsid="00192a7c" officeooo:paragraph-rsid="00192a7c"/>
    </style:style>
    <style:style style:name="P3" style:family="paragraph" style:parent-style-name="Standard">
      <style:text-properties fo:font-style="italic" officeooo:rsid="00192a7c" officeooo:paragraph-rsid="00192a7c" style:font-style-asian="italic" style:font-style-complex="italic"/>
    </style:style>
    <style:style style:name="P4" style:family="paragraph" style:parent-style-name="Standard">
      <style:text-properties officeooo:rsid="0019f76b" officeooo:paragraph-rsid="00192a7c"/>
    </style:style>
    <style:style style:name="P5" style:family="paragraph" style:parent-style-name="Standard">
      <style:text-properties officeooo:rsid="0019f76b" officeooo:paragraph-rsid="0019f76b"/>
    </style:style>
    <style:style style:name="P6" style:family="paragraph" style:parent-style-name="Standard">
      <style:text-properties officeooo:rsid="001a2f65" officeooo:paragraph-rsid="001a2f65"/>
    </style:style>
    <style:style style:name="P7" style:family="paragraph" style:parent-style-name="Standard">
      <style:text-properties officeooo:rsid="001cbbe5" officeooo:paragraph-rsid="001cbbe5"/>
    </style:style>
    <style:style style:name="P8" style:family="paragraph" style:parent-style-name="Standard">
      <style:text-properties officeooo:rsid="001cbbe5" officeooo:paragraph-rsid="00200992"/>
    </style:style>
    <style:style style:name="P9" style:family="paragraph" style:parent-style-name="Standard">
      <style:text-properties officeooo:rsid="00200992" officeooo:paragraph-rsid="00200992"/>
    </style:style>
    <style:style style:name="P10" style:family="paragraph" style:parent-style-name="Standard">
      <style:text-properties officeooo:rsid="001cbbe5" officeooo:paragraph-rsid="0022d182"/>
    </style:style>
    <style:style style:name="T1" style:family="text">
      <style:text-properties officeooo:rsid="0019f76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9f76b"/>
    </style:style>
    <style:style style:name="T4" style:family="text">
      <style:text-properties style:text-position="sub 58%" officeooo:rsid="00200992"/>
    </style:style>
    <style:style style:name="T5" style:family="text">
      <style:text-properties style:text-position="sub 58%" officeooo:rsid="0022d182"/>
    </style:style>
    <style:style style:name="T6" style:family="text">
      <style:text-properties officeooo:rsid="001a2f65"/>
    </style:style>
    <style:style style:name="T7" style:family="text">
      <style:text-properties officeooo:rsid="001b3de4"/>
    </style:style>
    <style:style style:name="T8" style:family="text">
      <style:text-properties style:font-name="Courier New"/>
    </style:style>
    <style:style style:name="T9" style:family="text">
      <style:text-properties officeooo:rsid="001ba3c4"/>
    </style:style>
    <style:style style:name="T10" style:family="text">
      <style:text-properties officeooo:rsid="00200992"/>
    </style:style>
    <style:style style:name="T11" style:family="text">
      <style:text-properties officeooo:rsid="0021e85a"/>
    </style:style>
    <style:style style:name="T12" style:family="text">
      <style:text-properties officeooo:rsid="0022d182"/>
    </style:style>
    <style:style style:name="T13" style:family="text">
      <style:text-properties officeooo:rsid="00192a7c"/>
    </style:style>
    <style:style style:name="T1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joint <text:span text:style-name="T1">Paths</text:span></text:p>
      <text:p text:style-name="P2">by <text:span text:style-name="T9">Adam Nemecek, </text:span>Sven Nilsen<text:span text:style-name="T6">, </text:span>2020</text:p>
      <text:p text:style-name="P1"/>
      <text:p text:style-name="P3">In this paper <text:span text:style-name="T10">we</text:span> formalize adjoint <text:span text:style-name="T6">paths using</text:span> path semantics.</text:p>
      <text:p text:style-name="P4"/>
      <text:p text:style-name="P5">A<text:span text:style-name="T6">n</text:span> adjoint <text:span text:style-name="T6">path</text:span> is a relationship between two asymmetric normal paths of `f`:</text:p>
      <text:p text:style-name="P1"/>
      <text:p text:style-name="P1"><text:tab/>f[g<text:span text:style-name="T3">0</text:span> ⨯ id → id] &lt;=&gt; f[id ⨯ g<text:span text:style-name="T3">1</text:span> → id]</text:p>
      <text:p text:style-name="P1"/>
      <text:p text:style-name="P1"><text:tab/><text:span text:style-name="T6">f : T → U</text:span></text:p>
      <text:p text:style-name="P1"/>
      <text:p text:style-name="P9">This relationship is represented by `f`, which is called the “adjoint path”.</text:p>
      <text:p text:style-name="P1"/>
      <text:p text:style-name="P6">Since `id` maps to same type `T → T`, it follows that `g<text:span text:style-name="T2">0</text:span>` and `g<text:span text:style-name="T2">1</text:span>` also maps to same type:</text:p>
      <text:p text:style-name="P6"/>
      <text:p text:style-name="P6"><text:tab/>g<text:span text:style-name="T2">0</text:span> : T → T</text:p>
      <text:p text:style-name="P6"><text:tab/>g<text:span text:style-name="T2">1</text:span> : T → T</text:p>
      <text:p text:style-name="P1"/>
      <text:p text:style-name="P6">Since these two normal paths are the same, it means that <text:span text:style-name="T7">they both use the same function:</text:span></text:p>
      <text:p text:style-name="P1"/>
      <text:p text:style-name="P1"><text:span text:style-name="T8">∵</text:span><text:tab/>f[g<text:span text:style-name="T3">0</text:span> ⨯ id → id] <text:span text:style-name="T6">&lt;=&gt; h</text:span><text:tab/><text:tab/>f(x, y) = h(g<text:span text:style-name="T3">0</text:span>(x), y)</text:p>
      <text:p text:style-name="P1"><text:span text:style-name="T8">∵</text:span><text:tab/>f[id ⨯ g<text:span text:style-name="T3">1</text:span> → id]<text:tab/> <text:span text:style-name="T6">&lt;=&gt; h</text:span><text:tab/><text:tab/>f(x, y) = h(x, g<text:span text:style-name="T3">1</text:span>(y))</text:p>
      <text:p text:style-name="P1"/>
      <text:p text:style-name="P1"><text:span text:style-name="T8">∴</text:span><text:tab/>h(g<text:span text:style-name="T5">0</text:span>(x), y) = h(x, g<text:span text:style-name="T5">1</text:span>(y))</text:p>
      <text:p text:style-name="P1"/>
      <text:p text:style-name="P8">The <text:span text:style-name="T10">function </text:span>`g<text:span text:style-name="T2">0</text:span>` is called the “left side” <text:span text:style-name="T10">or “left adjoint”.</text:span></text:p>
      <text:p text:style-name="P8"><text:span text:style-name="T10">The function </text:span>`g<text:span text:style-name="T2">1</text:span>` is called the “right side” <text:span text:style-name="T10">or “right adjoint”</text:span>.</text:p>
      <text:p text:style-name="P7">When the left side <text:span text:style-name="T10">`g</text:span><text:span text:style-name="T4">0</text:span><text:span text:style-name="T10">`</text:span> is equal to the right side <text:span text:style-name="T10">`g</text:span><text:span text:style-name="T4">1</text:span><text:span text:style-name="T10">`</text:span>, <text:span text:style-name="T11">it is called a “self-adjoint operator”</text:span>.</text:p>
      <text:p text:style-name="P1"/>
      <text:p text:style-name="P7"><text:span text:style-name="T10">Every function is a self-adjoint path using the </text:span>`id` function <text:span text:style-name="T10">as</text:span> a self-adjoint <text:span text:style-name="T10">operator</text:span>:</text:p>
      <text:p text:style-name="P7"/>
      <text:p text:style-name="P10"><text:tab/>f[<text:span text:style-name="T14">id</text:span> <text:span text:style-name="T13">⨯ id → id</text:span>] &lt;=&gt; f[<text:span text:style-name="T12">id ⨯ </text:span><text:span text:style-name="T14">id</text:span> →<text:span text:style-name="T12"> id</text:span>] <text:span text:style-name="T10">&lt;=&gt; f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06:14:24.944048000</meta:creation-date>
    <dc:date>2020-06-17T00:11:25.862055000</dc:date>
    <meta:editing-duration>PT5M56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9" meta:word-count="205" meta:character-count="983" meta:non-whitespace-character-count="789"/>
  </office:meta>
</office:document-meta>
</file>